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align="center" style:justify-single-word="false" fo:text-indent="0cm" style:auto-text-indent="false" style:writing-mode="lr-tb"/>
    </style:style>
    <style:style style:name="P2" style:family="paragraph" style:parent-style-name="Preformatted_20_Text">
      <style:paragraph-properties fo:text-align="center" style:justify-single-word="false" style:writing-mode="lr-tb"/>
    </style:style>
    <style:style style:name="P3" style:family="paragraph" style:parent-style-name="Preformatted_20_Text">
      <style:paragraph-properties fo:margin-top="0cm" fo:margin-bottom="0.499cm" style:contextual-spacing="false" fo:text-align="center" style:justify-single-word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8" style:family="paragraph" style:parent-style-name="Preformatted_20_Text">
      <style:paragraph-properties style:writing-mode="lr-tb"/>
    </style:style>
    <style:style style:name="P9" style:family="paragraph" style:parent-style-name="Preformatted_20_Text">
      <style:paragraph-properties fo:margin-top="0cm" fo:margin-bottom="0.499cm" style:contextual-spacing="false" style:writing-mode="lr-tb"/>
    </style:style>
    <style:style style:name="P10" style:family="paragraph" style:parent-style-name="Text_20_body" style:list-style-name="L4"/>
    <style:style style:name="P11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ject Overview – PDF to Structured JSON Extraction</text:h>
      <text:h text:style-name="Heading_20_2" text:outline-level="2">1. Introduction</text:h>
      <text:p text:style-name="Text_20_body">The purpose of this project is to design and implement a program capable of parsing PDF documents and converting their contents into a structured JSON format. The solution aims to preserve the hierarchical organization of the document (pages, sections, sub-sections) while distinguishing between different data types such as paragraphs, bullet points, tables, and charts.</text:p>
      <text:p text:style-name="Text_20_body">This project is useful for scenarios where PDF content must be transformed into a machine-readable format for further analysis, indexing, or integration with web applications.</text:p>
      <text:p text:style-name="Horizontal_20_Line"/>
      <text:h text:style-name="Heading_20_2" text:outline-level="2">2. System Architecture</text:h>
      <text:p text:style-name="Text_20_body">The overall architecture of the system is illustrated below:</text:p>
      <text:p text:style-name="P1"><text:span text:style-name="Source_20_Text"><text:s text:c="10"/>┌────────────────────┐</text:span></text:p>
      <text:p text:style-name="P2"><text:span text:style-name="Source_20_Text"><text:s text:c="10"/>│ <text:s text:c="2"/>Input PDF File <text:s text:c="2"/>│</text:span></text:p>
      <text:p text:style-name="P2"><text:span text:style-name="Source_20_Text"><text:s text:c="10"/>└─────────┬──────────┘</text:span></text:p>
      <text:p text:style-name="P2"><text:span text:style-name="Source_20_Text"><text:s text:c="20"/>│</text:span></text:p>
      <text:p text:style-name="P2"><text:span text:style-name="Source_20_Text"><text:s text:c="20"/>▼</text:span></text:p>
      <text:p text:style-name="P2"><text:span text:style-name="Source_20_Text"><text:s text:c="8"/>┌───────────────────────────┐</text:span></text:p>
      <text:p text:style-name="P2"><text:span text:style-name="Source_20_Text"><text:s text:c="8"/>│ <text:s text:c="2"/>PDF Parsing Engine <text:s text:c="6"/>│</text:span></text:p>
      <text:p text:style-name="P2"><text:span text:style-name="Source_20_Text"><text:s text:c="8"/>│ (pdfplumber + PyMuPDF + <text:s text:c="3"/>│</text:span></text:p>
      <text:p text:style-name="P2"><text:span text:style-name="Source_20_Text"><text:s text:c="8"/>│ <text:s/>camelot) <text:s text:c="17"/>│</text:span></text:p>
      <text:p text:style-name="P2"><text:span text:style-name="Source_20_Text"><text:s text:c="8"/>└─────────┬─────────────────┘</text:span></text:p>
      <text:p text:style-name="P2"><text:span text:style-name="Source_20_Text"><text:s text:c="18"/>│</text:span></text:p>
      <text:p text:style-name="P2"><text:span text:style-name="Source_20_Text"><text:s text:c="2"/>┌───────────────┼───────────────────────┐</text:span></text:p>
      <text:p text:style-name="P2"><text:span text:style-name="Source_20_Text"><text:s text:c="2"/>│ <text:s text:c="14"/>│ <text:s text:c="22"/>│</text:span></text:p>
      <text:p text:style-name="P2"><text:span text:style-name="Source_20_Text"><text:s text:c="2"/>▼ <text:s text:c="14"/>▼ <text:s text:c="22"/>▼</text:span></text:p>
      <text:p text:style-name="P2"><text:span text:style-name="Source_20_Text">Text Extraction <text:s text:c="2"/>Table Extraction <text:s text:c="7"/>Image/Chart Detection</text:span></text:p>
      <text:p text:style-name="P2"><text:span text:style-name="Source_20_Text">(pdfplumber) <text:s text:c="5"/>(camelot/pdfplumber) <text:s text:c="3"/>(PyMuPDF)</text:span></text:p>
      <text:p text:style-name="P2"><text:span text:style-name="Source_20_Text"><text:s text:c="2"/>│ <text:s text:c="14"/>│ <text:s text:c="22"/>│</text:span></text:p>
      <text:p text:style-name="P2"><text:span text:style-name="Source_20_Text"><text:s text:c="2"/>└──────┬────────┴─────────┬─────────────┘</text:span></text:p>
      <text:p text:style-name="P2"><text:span text:style-name="Source_20_Text"><text:s text:c="9"/>│ <text:s text:c="17"/>│</text:span></text:p>
      <text:p text:style-name="P2"><text:span text:style-name="Source_20_Text"><text:s text:c="9"/>▼ <text:s text:c="17"/>▼</text:span></text:p>
      <text:p text:style-name="P2"><text:span text:style-name="Source_20_Text"><text:s text:c="3"/>Structure Analyzer <text:s text:c="2"/>Format Cleaner</text:span></text:p>
      <text:p text:style-name="P2"><text:span text:style-name="Source_20_Text"><text:s text:c="3"/>(detects sections, <text:s text:c="2"/>(remove spaces,</text:span></text:p>
      <text:p text:style-name="P2"><text:span text:style-name="Source_20_Text"><text:s text:c="4"/>sub-sections, <text:s text:c="7"/>merge lines,</text:span></text:p>
      <text:p text:style-name="P2"><text:span text:style-name="Source_20_Text"><text:s text:c="4"/>bullets, etc.) <text:s text:c="6"/>clean text)</text:span></text:p>
      <text:p text:style-name="P2"><text:span text:style-name="Source_20_Text"><text:s text:c="9"/>│</text:span></text:p>
      <text:p text:style-name="P2"><text:span text:style-name="Source_20_Text"><text:s text:c="9"/>▼</text:span></text:p>
      <text:p text:style-name="P2"><text:span text:style-name="Source_20_Text"><text:s/>┌───────────────────────────────┐</text:span></text:p>
      <text:p text:style-name="P2"><text:span text:style-name="Source_20_Text"><text:s/>│ <text:s text:c="2"/>JSON Builder <text:s text:c="16"/>│</text:span></text:p>
      <text:p text:style-name="P2"><text:span text:style-name="Source_20_Text"><text:s/>│ <text:s/>(organizes by page → section <text:s/>│</text:span></text:p>
      <text:p text:style-name="P2"><text:span text:style-name="Source_20_Text"><text:s/>│ <text:s text:c="2"/>→ sub-section → content) <text:s text:c="4"/>│</text:span></text:p>
      <text:p text:style-name="P2"><text:span text:style-name="Source_20_Text"><text:s/>└───────────────┬───────────────┘</text:span></text:p>
      <text:p text:style-name="P2"><text:span text:style-name="Source_20_Text"><text:s text:c="17"/>│</text:span></text:p>
      <text:p text:style-name="P2"><text:span text:style-name="Source_20_Text"><text:s text:c="17"/>▼</text:span></text:p>
      <text:p text:style-name="P2"><text:span text:style-name="Source_20_Text"><text:s text:c="8"/>┌────────────────────┐</text:span></text:p>
      <text:p text:style-name="P2"><text:span text:style-name="Source_20_Text"><text:s text:c="8"/>│ <text:s text:c="2"/>Output JSON File │</text:span></text:p>
      <text:p text:style-name="P3"><text:span text:style-name="Source_20_Text"><text:s text:c="8"/>└────────────────────┘</text:span></text:p>
      <text:p text:style-name="Horizontal_20_Line"><text:soft-page-break/></text:p>
      <text:h text:style-name="Heading_20_2" text:outline-level="2">3. Workflow Description</text:h>
      <text:h text:style-name="Heading_20_3" text:outline-level="3">Step 1: Input</text:h>
      <text:p text:style-name="Text_20_body">The user provides a PDF file as input. The file may contain plain text, structured sections (e.g., resumes), or mixed data such as tables, images, and charts.</text:p>
      <text:h text:style-name="Heading_20_3" text:outline-level="3">Step 2: Parsing the PDF</text:h>
      <text:list text:style-name="L1">
        <text:list-item>
          <text:p text:style-name="P4"><text:span text:style-name="Strong_20_Emphasis">pdfplumber</text:span> is employed for text and simple table extraction.</text:p>
        </text:list-item>
        <text:list-item>
          <text:p text:style-name="P4"><text:span text:style-name="Strong_20_Emphasis">PyMuPDF (fitz)</text:span> is used to access images, charts, and bounding box metadata.</text:p>
        </text:list-item>
        <text:list-item>
          <text:p text:style-name="P4"><text:span text:style-name="Strong_20_Emphasis">camelot</text:span> is used when advanced table parsing is required.</text:p>
        </text:list-item>
      </text:list>
      <text:h text:style-name="Heading_20_3" text:outline-level="3">Step 3: Content Classification</text:h>
      <text:p text:style-name="Text_20_body">Extracted content is classified according to structural rules:</text:p>
      <text:list text:style-name="L2">
        <text:list-item>
          <text:p text:style-name="P5">Uppercase lines are treated as <text:span text:style-name="Strong_20_Emphasis">sections</text:span>.</text:p>
        </text:list-item>
        <text:list-item>
          <text:p text:style-name="P5">Lines containing <text:span text:style-name="Source_20_Text">:</text:span> or <text:span text:style-name="Source_20_Text">|</text:span> are treated as <text:span text:style-name="Strong_20_Emphasis">sub-sections</text:span>.</text:p>
        </text:list-item>
        <text:list-item>
          <text:p text:style-name="P5">Lines beginning with bullet characters (<text:span text:style-name="Source_20_Text">•</text:span>, <text:span text:style-name="Source_20_Text">-</text:span>, <text:span text:style-name="Source_20_Text">●</text:span>) are identified as <text:span text:style-name="Strong_20_Emphasis">bullet points</text:span>.</text:p>
        </text:list-item>
        <text:list-item>
          <text:p text:style-name="P5">All other lines are classified as <text:span text:style-name="Strong_20_Emphasis">paragraphs</text:span>.</text:p>
        </text:list-item>
      </text:list>
      <text:h text:style-name="Heading_20_3" text:outline-level="3">Step 4: Cleaning</text:h>
      <text:p text:style-name="Text_20_body">Text is processed to remove extra whitespace, merge split lines, and normalize formatting for consistency.</text:p>
      <text:h text:style-name="Heading_20_3" text:outline-level="3">Step 5: JSON Construction</text:h>
      <text:p text:style-name="Text_20_body">The cleaned and structured content is organized hierarchically in JSON format. The hierarchy is as follows:</text:p>
      <text:list text:style-name="L3">
        <text:list-item>
          <text:p text:style-name="P6"><text:span text:style-name="Strong_20_Emphasis">Page → Sections → Sub-sections → Content Blocks</text:span></text:p>
        </text:list-item>
        <text:list-item>
          <text:p text:style-name="P6">Additional arrays store detected tables and charts/images.</text:p>
        </text:list-item>
      </text:list>
      <text:h text:style-name="Heading_20_3" text:outline-level="3">Step 6: Output</text:h>
      <text:p text:style-name="Text_20_body">The structured JSON is written to a file. The output can then be consumed by downstream applications, search engines, or analytics pipelines.</text:p>
      <text:p text:style-name="Horizontal_20_Line"/>
      <text:h text:style-name="Heading_20_2" text:outline-level="2">4. Example JSON Output</text:h>
      <text:p text:style-name="P7"><text:span text:style-name="Source_20_Text">{</text:span></text:p>
      <text:p text:style-name="P8"><text:span text:style-name="Source_20_Text"><text:s text:c="2"/>"pages": [</text:span></text:p>
      <text:p text:style-name="P8"><text:span text:style-name="Source_20_Text"><text:s text:c="4"/>{</text:span></text:p>
      <text:p text:style-name="P8"><text:span text:style-name="Source_20_Text"><text:s text:c="6"/>"page_number": 1,</text:span></text:p>
      <text:p text:style-name="P8"><text:soft-page-break/><text:span text:style-name="Source_20_Text"><text:s text:c="6"/>"sections": [</text:span></text:p>
      <text:p text:style-name="P8"><text:span text:style-name="Source_20_Text"><text:s text:c="8"/>{</text:span></text:p>
      <text:p text:style-name="P8"><text:span text:style-name="Source_20_Text"><text:s text:c="10"/>"section": "PROFILE",</text:span></text:p>
      <text:p text:style-name="P8"><text:span text:style-name="Source_20_Text"><text:s text:c="10"/>"sub_sections": [],</text:span></text:p>
      <text:p text:style-name="P8"><text:span text:style-name="Source_20_Text"><text:s text:c="10"/>"content": [</text:span></text:p>
      <text:p text:style-name="P8"><text:span text:style-name="Source_20_Text"><text:s text:c="12"/>{</text:span></text:p>
      <text:p text:style-name="P8"><text:span text:style-name="Source_20_Text"><text:s text:c="14"/>"type": "paragraph",</text:span></text:p>
      <text:p text:style-name="P8"><text:span text:style-name="Source_20_Text"><text:s text:c="14"/>"text": "Results-driven engineer with 2 years of experience..."</text:span></text:p>
      <text:p text:style-name="P8"><text:span text:style-name="Source_20_Text"><text:s text:c="12"/>},</text:span></text:p>
      <text:p text:style-name="P8"><text:span text:style-name="Source_20_Text"><text:s text:c="12"/>{</text:span></text:p>
      <text:p text:style-name="P8"><text:span text:style-name="Source_20_Text"><text:s text:c="14"/>"type": "bullet_point",</text:span></text:p>
      <text:p text:style-name="P8"><text:span text:style-name="Source_20_Text"><text:s text:c="14"/>"text": "Programming: Python, SQL, Power BI"</text:span></text:p>
      <text:p text:style-name="P8"><text:span text:style-name="Source_20_Text"><text:s text:c="12"/>}</text:span></text:p>
      <text:p text:style-name="P8"><text:span text:style-name="Source_20_Text"><text:s text:c="10"/>]</text:span></text:p>
      <text:p text:style-name="P8"><text:span text:style-name="Source_20_Text"><text:s text:c="8"/>}</text:span></text:p>
      <text:p text:style-name="P8"><text:span text:style-name="Source_20_Text"><text:s text:c="6"/>],</text:span></text:p>
      <text:p text:style-name="P8"><text:span text:style-name="Source_20_Text"><text:s text:c="6"/>"tables": [</text:span></text:p>
      <text:p text:style-name="P8"><text:span text:style-name="Source_20_Text"><text:s text:c="8"/>{</text:span></text:p>
      <text:p text:style-name="P8"><text:span text:style-name="Source_20_Text"><text:s text:c="10"/>"type": "table",</text:span></text:p>
      <text:p text:style-name="P8"><text:span text:style-name="Source_20_Text"><text:s text:c="10"/>"description": "Detected table",</text:span></text:p>
      <text:p text:style-name="P8"><text:span text:style-name="Source_20_Text"><text:s text:c="10"/>"table_data": [</text:span></text:p>
      <text:p text:style-name="P8"><text:span text:style-name="Source_20_Text"><text:s text:c="12"/>["Year", "Revenue", "Profit"],</text:span></text:p>
      <text:p text:style-name="P8"><text:span text:style-name="Source_20_Text"><text:s text:c="12"/>["2022", "$10M", "$2M"]</text:span></text:p>
      <text:p text:style-name="P8"><text:span text:style-name="Source_20_Text"><text:s text:c="10"/>]</text:span></text:p>
      <text:p text:style-name="P8"><text:span text:style-name="Source_20_Text"><text:s text:c="8"/>}</text:span></text:p>
      <text:p text:style-name="P8"><text:span text:style-name="Source_20_Text"><text:s text:c="6"/>],</text:span></text:p>
      <text:p text:style-name="P8"><text:span text:style-name="Source_20_Text"><text:s text:c="6"/>"charts": [</text:span></text:p>
      <text:p text:style-name="P8"><text:span text:style-name="Source_20_Text"><text:s text:c="8"/>{</text:span></text:p>
      <text:p text:style-name="P8"><text:span text:style-name="Source_20_Text"><text:s text:c="10"/>"type": "chart",</text:span></text:p>
      <text:p text:style-name="P8"><text:span text:style-name="Source_20_Text"><text:s text:c="10"/>"description": "Image/Chart detected",</text:span></text:p>
      <text:p text:style-name="P8"><text:span text:style-name="Source_20_Text"><text:s text:c="10"/>"bbox": [100, 200, 300, 400]</text:span></text:p>
      <text:p text:style-name="P8"><text:span text:style-name="Source_20_Text"><text:s text:c="8"/>}</text:span></text:p>
      <text:p text:style-name="P8"><text:span text:style-name="Source_20_Text"><text:s text:c="6"/>]</text:span></text:p>
      <text:p text:style-name="P8"><text:span text:style-name="Source_20_Text"><text:s text:c="4"/>}</text:span></text:p>
      <text:p text:style-name="P8"><text:span text:style-name="Source_20_Text"><text:s text:c="2"/>]</text:span></text:p>
      <text:p text:style-name="P9"><text:span text:style-name="Source_20_Text">}</text:span></text:p>
      <text:p text:style-name="Horizontal_20_Line"/>
      <text:h text:style-name="Heading_20_2" text:outline-level="2">5. Limitations</text:h>
      <text:list text:style-name="L4">
        <text:list-item>
          <text:p text:style-name="P10"><text:span text:style-name="Strong_20_Emphasis">Scanned PDFs</text:span> (image-based) cannot be processed without OCR integration.</text:p>
        </text:list-item>
        <text:list-item>
          <text:p text:style-name="P10">Documents with <text:span text:style-name="Strong_20_Emphasis">multi-column layouts</text:span> may result in mis-ordered text extraction.</text:p>
        </text:list-item>
        <text:list-item>
          <text:p text:style-name="P10"><text:span text:style-name="Strong_20_Emphasis">Complex or irregular tables</text:span> may not be parsed accurately.</text:p>
        </text:list-item>
      </text:list>
      <text:p text:style-name="Horizontal_20_Line"/>
      <text:h text:style-name="Heading_20_2" text:outline-level="2">6. Future Enhancements</text:h>
      <text:list text:style-name="L5">
        <text:list-item>
          <text:p text:style-name="P11">Integrate <text:span text:style-name="Strong_20_Emphasis">OCR (e.g., Tesseract)</text:span> to handle scanned PDFs.</text:p>
        </text:list-item>
        <text:list-item>
          <text:p text:style-name="P11">Employ <text:span text:style-name="Strong_20_Emphasis">machine learning–based layout analysis</text:span> (e.g., LayoutLM, Detectron2) for improved section detection.</text:p>
        </text:list-item>
        <text:list-item>
          <text:p text:style-name="P11">Apply <text:span text:style-name="Strong_20_Emphasis">natural language processing (NLP)</text:span> for semantic enrichment, such as identifying named entities (names, dates, skills).</text:p>
        </text:list-item>
      </text:list>
      <text:p text:style-name="Horizontal_20_Line"/>
      <text:h text:style-name="Heading_20_2" text:outline-level="2"><text:soft-page-break/>7. Conclusion</text:h>
      <text:p text:style-name="Text_20_body">This project demonstrates an effective pipeline for converting PDF documents into structured JSON representations. By combining multiple Python libraries (<text:span text:style-name="Source_20_Text">pdfplumber</text:span>, <text:span text:style-name="Source_20_Text">PyMuPDF</text:span>, and <text:span text:style-name="Source_20_Text">camelot</text:span>), it handles diverse content types, preserves hierarchical structure, and produces output suitable for both human interpretation and machine consumpti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8T18:30:20.098047400</meta:creation-date>
    <dc:date>2025-09-18T18:31:09.864050600</dc:date>
    <meta:editing-duration>PT50S</meta:editing-duration>
    <meta:editing-cycles>1</meta:editing-cycles>
    <meta:generator>LibreOffice/25.8.1.1$Windows_X86_64 LibreOffice_project/54047653041915e595ad4e45cccea684809c77b5</meta:generator>
    <meta:document-statistic meta:table-count="0" meta:image-count="0" meta:object-count="0" meta:page-count="4" meta:paragraph-count="114" meta:word-count="598" meta:character-count="4870" meta:non-whitespace-character-count="3573"/>
  </office:meta>
</office:document-meta>
</file>